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1">
            <text:p>Standard gaps to Hybrid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New (v1)</text:p>
          </table:table-cell>
          <table:table-cell table:style-name="Default"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3.6565319845968" calcext:value-type="float">
            <text:p>23.66</text:p>
          </table:table-cell>
          <table:table-cell office:value-type="float" office:value="33.5364101385137" calcext:value-type="float">
            <text:p>33.54</text:p>
          </table:table-cell>
          <table:table-cell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2.4421147053877" calcext:value-type="float">
            <text:p>22.44</text:p>
          </table:table-cell>
          <table:table-cell office:value-type="float" office:value="24.2081067444077" calcext:value-type="float">
            <text:p>24.21</text:p>
          </table:table-cell>
          <table:table-cell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.5278680910358" calcext:value-type="float">
            <text:p>17.53</text:p>
          </table:table-cell>
          <table:table-cell office:value-type="float" office:value="26.9914073385973" calcext:value-type="float">
            <text:p>26.99</text:p>
          </table:table-cell>
          <table:table-cell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3.2970426256645" calcext:value-type="float">
            <text:p>13.30</text:p>
          </table:table-cell>
          <table:table-cell office:value-type="float" office:value="17.8572565498361" calcext:value-type="float">
            <text:p>17.86</text:p>
          </table:table-cell>
          <table:table-cell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1.1450278116945" calcext:value-type="float">
            <text:p>11.15</text:p>
          </table:table-cell>
          <table:table-cell office:value-type="float" office:value="20.9791751458418" calcext:value-type="float">
            <text:p>20.98</text:p>
          </table:table-cell>
          <table:table-cell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2.9938174578225" calcext:value-type="float">
            <text:p>12.99</text:p>
          </table:table-cell>
          <table:table-cell office:value-type="float" office:value="23.5486744210416" calcext:value-type="float">
            <text:p>23.55</text:p>
          </table:table-cell>
          <table:table-cell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5.5762937389866" calcext:value-type="float">
            <text:p>25.58</text:p>
          </table:table-cell>
          <table:table-cell office:value-type="float" office:value="29.1689143021541" calcext:value-type="float">
            <text:p>29.17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8.33139858024301" calcext:value-type="float">
            <text:p>8.33</text:p>
          </table:table-cell>
          <table:table-cell office:value-type="float" office:value="18.9229405432787" calcext:value-type="float">
            <text:p>18.92</text:p>
          </table:table-cell>
          <table:table-cell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.9286703953582" calcext:value-type="float">
            <text:p>18.93</text:p>
          </table:table-cell>
          <table:table-cell office:value-type="float" office:value="21.9892889660516" calcext:value-type="float">
            <text:p>21.99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7.923047783971" calcext:value-type="float">
            <text:p>17.92</text:p>
          </table:table-cell>
          <table:table-cell office:value-type="float" office:value="24.7957140537908" calcext:value-type="float">
            <text:p>24.80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2.4609414888185" calcext:value-type="float">
            <text:p>12.46</text:p>
          </table:table-cell>
          <table:table-cell office:value-type="float" office:value="11.9922393546411" calcext:value-type="float">
            <text:p>11.99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+Swap gaps to Hybrid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New (v1)</text:p>
          </table:table-cell>
          <table:table-cell table:style-name="Default"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0.7687607620952" calcext:value-type="float">
            <text:p>20.77</text:p>
          </table:table-cell>
          <table:table-cell office:value-type="float" office:value="35.3774370938177" calcext:value-type="float">
            <text:p>35.38</text:p>
          </table:table-cell>
          <table:table-cell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1.8454697053919" calcext:value-type="float">
            <text:p>21.85</text:p>
          </table:table-cell>
          <table:table-cell office:value-type="float" office:value="35.4752640355753" calcext:value-type="float">
            <text:p>35.48</text:p>
          </table:table-cell>
          <table:table-cell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3.1386484782484" calcext:value-type="float">
            <text:p>23.14</text:p>
          </table:table-cell>
          <table:table-cell office:value-type="float" office:value="59.0531323436694" calcext:value-type="float">
            <text:p>59.05</text:p>
          </table:table-cell>
          <table:table-cell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.37475545941818" calcext:value-type="float">
            <text:p>6.37</text:p>
          </table:table-cell>
          <table:table-cell office:value-type="float" office:value="13.0851080750083" calcext:value-type="float">
            <text:p>13.09</text:p>
          </table:table-cell>
          <table:table-cell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8.19368449940824" calcext:value-type="float">
            <text:p>8.19</text:p>
          </table:table-cell>
          <table:table-cell office:value-type="float" office:value="22.2963585530265" calcext:value-type="float">
            <text:p>22.30</text:p>
          </table:table-cell>
          <table:table-cell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7.9776194217899" calcext:value-type="float">
            <text:p>17.98</text:p>
          </table:table-cell>
          <table:table-cell office:value-type="float" office:value="30.3817703958599" calcext:value-type="float">
            <text:p>30.38</text:p>
          </table:table-cell>
          <table:table-cell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3.8547568243691" calcext:value-type="float">
            <text:p>13.85</text:p>
          </table:table-cell>
          <table:table-cell office:value-type="float" office:value="18.5674343315429" calcext:value-type="float">
            <text:p>18.57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8.6671554878483" calcext:value-type="float">
            <text:p>18.67</text:p>
          </table:table-cell>
          <table:table-cell office:value-type="float" office:value="22.7572362145308" calcext:value-type="float">
            <text:p>22.76</text:p>
          </table:table-cell>
          <table:table-cell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9.36473540145986" calcext:value-type="float">
            <text:p>9.36</text:p>
          </table:table-cell>
          <table:table-cell office:value-type="float" office:value="25.535469890511" calcext:value-type="float">
            <text:p>25.54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8.5249571346923" calcext:value-type="float">
            <text:p>18.52</text:p>
          </table:table-cell>
          <table:table-cell office:value-type="float" office:value="29.4643424144282" calcext:value-type="float">
            <text:p>29.46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6.2643205779983" calcext:value-type="float">
            <text:p>16.26</text:p>
          </table:table-cell>
          <table:table-cell office:value-type="float" office:value="22.9190132627071" calcext:value-type="float">
            <text:p>22.9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Standard results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-AACONC</text:p>
          </table:table-cell>
          <table:table-cell table:style-name="Default" office:value-type="string" calcext:value-type="string">
            <text:p>New (v1)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73.99" calcext:value-type="float">
            <text:p>173.99</text:p>
          </table:table-cell>
          <table:table-cell office:value-type="float" office:value="215.15" calcext:value-type="float">
            <text:p>215.15</text:p>
          </table:table-cell>
          <table:table-cell table:style-name="ce1" office:value-type="float" office:value="232.34" calcext:value-type="float">
            <text:p>232.34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78.37" calcext:value-type="float">
            <text:p>178.37</text:p>
          </table:table-cell>
          <table:table-cell office:value-type="float" office:value="218.4" calcext:value-type="float">
            <text:p>218.40</text:p>
          </table:table-cell>
          <table:table-cell table:style-name="ce1" office:value-type="float" office:value="221.55" calcext:value-type="float">
            <text:p>221.55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2.24" calcext:value-type="float">
            <text:p>172.24</text:p>
          </table:table-cell>
          <table:table-cell office:value-type="float" office:value="202.43" calcext:value-type="float">
            <text:p>202.43</text:p>
          </table:table-cell>
          <table:table-cell table:style-name="ce1" office:value-type="float" office:value="218.73" calcext:value-type="float">
            <text:p>218.73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28.26" calcext:value-type="float">
            <text:p>628.26</text:p>
          </table:table-cell>
          <table:table-cell office:value-type="float" office:value="711.8" calcext:value-type="float">
            <text:p>711.80</text:p>
          </table:table-cell>
          <table:table-cell table:style-name="ce1" office:value-type="float" office:value="740.45" calcext:value-type="float">
            <text:p>740.45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89.68" calcext:value-type="float">
            <text:p>589.68</text:p>
          </table:table-cell>
          <table:table-cell office:value-type="float" office:value="655.4" calcext:value-type="float">
            <text:p>655.40</text:p>
          </table:table-cell>
          <table:table-cell table:style-name="ce1" office:value-type="float" office:value="713.39" calcext:value-type="float">
            <text:p>713.39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81.72" calcext:value-type="float">
            <text:p>381.72</text:p>
          </table:table-cell>
          <table:table-cell office:value-type="float" office:value="431.32" calcext:value-type="float">
            <text:p>431.32</text:p>
          </table:table-cell>
          <table:table-cell table:style-name="ce1" office:value-type="float" office:value="471.61" calcext:value-type="float">
            <text:p>471.61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78.07" calcext:value-type="float">
            <text:p>278.07</text:p>
          </table:table-cell>
          <table:table-cell office:value-type="float" office:value="349.19" calcext:value-type="float">
            <text:p>349.19</text:p>
          </table:table-cell>
          <table:table-cell table:style-name="ce1" office:value-type="float" office:value="359.18" calcext:value-type="float">
            <text:p>359.18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842.74" calcext:value-type="float">
            <text:p>2842.74</text:p>
          </table:table-cell>
          <table:table-cell office:value-type="float" office:value="3079.58" calcext:value-type="float">
            <text:p>3079.58</text:p>
          </table:table-cell>
          <table:table-cell table:style-name="ce1" office:value-type="float" office:value="3380.67" calcext:value-type="float">
            <text:p>3380.67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68.27" calcext:value-type="float">
            <text:p>1768.27</text:p>
          </table:table-cell>
          <table:table-cell office:value-type="float" office:value="2102.98" calcext:value-type="float">
            <text:p>2102.98</text:p>
          </table:table-cell>
          <table:table-cell table:style-name="ce1" office:value-type="float" office:value="2157.1" calcext:value-type="float">
            <text:p>2157.1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93.53" calcext:value-type="float">
            <text:p>1293.53</text:p>
          </table:table-cell>
          <table:table-cell office:value-type="float" office:value="1525.37" calcext:value-type="float">
            <text:p>1525.37</text:p>
          </table:table-cell>
          <table:table-cell table:style-name="ce1" office:value-type="float" office:value="1614.27" calcext:value-type="float">
            <text:p>1614.27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79.3" calcext:value-type="float">
            <text:p>979.30</text:p>
          </table:table-cell>
          <table:table-cell office:value-type="float" office:value="1101.33" calcext:value-type="float">
            <text:p>1101.33</text:p>
          </table:table-cell>
          <table:table-cell table:style-name="ce1" office:value-type="float" office:value="1096.74" calcext:value-type="float">
            <text:p>1096.74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+Swap results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-AACONC</text:p>
          </table:table-cell>
          <table:table-cell table:style-name="Default" office:value-type="string" calcext:value-type="string">
            <text:p>New (v1)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80.03" calcext:value-type="float">
            <text:p>180.03</text:p>
          </table:table-cell>
          <table:table-cell office:value-type="float" office:value="217.42" calcext:value-type="float">
            <text:p>217.42</text:p>
          </table:table-cell>
          <table:table-cell table:style-name="ce1" office:value-type="float" office:value="243.72" calcext:value-type="float">
            <text:p>243.72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79.9" calcext:value-type="float">
            <text:p>179.90</text:p>
          </table:table-cell>
          <table:table-cell office:value-type="float" office:value="219.2" calcext:value-type="float">
            <text:p>219.20</text:p>
          </table:table-cell>
          <table:table-cell table:style-name="ce1" office:value-type="float" office:value="243.72" calcext:value-type="float">
            <text:p>243.7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4.47" calcext:value-type="float">
            <text:p>174.47</text:p>
          </table:table-cell>
          <table:table-cell office:value-type="float" office:value="214.84" calcext:value-type="float">
            <text:p>214.84</text:p>
          </table:table-cell>
          <table:table-cell table:style-name="ce1" office:value-type="float" office:value="277.5" calcext:value-type="float">
            <text:p>277.50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28.73" calcext:value-type="float">
            <text:p>628.73</text:p>
          </table:table-cell>
          <table:table-cell office:value-type="float" office:value="668.81" calcext:value-type="float">
            <text:p>668.81</text:p>
          </table:table-cell>
          <table:table-cell table:style-name="ce1" office:value-type="float" office:value="711" calcext:value-type="float">
            <text:p>711.00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83.01" calcext:value-type="float">
            <text:p>583.01</text:p>
          </table:table-cell>
          <table:table-cell office:value-type="float" office:value="630.78" calcext:value-type="float">
            <text:p>630.78</text:p>
          </table:table-cell>
          <table:table-cell table:style-name="ce1" office:value-type="float" office:value="713" calcext:value-type="float">
            <text:p>713.00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69.07" calcext:value-type="float">
            <text:p>369.07</text:p>
          </table:table-cell>
          <table:table-cell office:value-type="float" office:value="435.42" calcext:value-type="float">
            <text:p>435.42</text:p>
          </table:table-cell>
          <table:table-cell table:style-name="ce1" office:value-type="float" office:value="481.2" calcext:value-type="float">
            <text:p>481.20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71.82" calcext:value-type="float">
            <text:p>271.82</text:p>
          </table:table-cell>
          <table:table-cell office:value-type="float" office:value="309.48" calcext:value-type="float">
            <text:p>309.48</text:p>
          </table:table-cell>
          <table:table-cell table:style-name="ce1" office:value-type="float" office:value="322.29" calcext:value-type="float">
            <text:p>322.29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809.48" calcext:value-type="float">
            <text:p>2809.48</text:p>
          </table:table-cell>
          <table:table-cell office:value-type="float" office:value="3333.93" calcext:value-type="float">
            <text:p>3333.93</text:p>
          </table:table-cell>
          <table:table-cell table:style-name="ce1" office:value-type="float" office:value="3448.84" calcext:value-type="float">
            <text:p>3448.84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53.6" calcext:value-type="float">
            <text:p>1753.60</text:p>
          </table:table-cell>
          <table:table-cell office:value-type="float" office:value="1917.82" calcext:value-type="float">
            <text:p>1917.82</text:p>
          </table:table-cell>
          <table:table-cell table:style-name="ce1" office:value-type="float" office:value="2201.39" calcext:value-type="float">
            <text:p>2201.39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59.76" calcext:value-type="float">
            <text:p>1259.76</text:p>
          </table:table-cell>
          <table:table-cell office:value-type="float" office:value="1493.13" calcext:value-type="float">
            <text:p>1493.13</text:p>
          </table:table-cell>
          <table:table-cell table:style-name="ce1" office:value-type="float" office:value="1630.94" calcext:value-type="float">
            <text:p>1630.94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85.47" calcext:value-type="float">
            <text:p>985.47</text:p>
          </table:table-cell>
          <table:table-cell office:value-type="float" office:value="1145.75" calcext:value-type="float">
            <text:p>1145.75</text:p>
          </table:table-cell>
          <table:table-cell table:style-name="ce1" office:value-type="float" office:value="1211.33" calcext:value-type="float">
            <text:p>1211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21:12:44.143287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20:33:18.492987757</meta:creation-date>
    <meta:generator>LibreOffice/7.6.7.2$Linux_X86_64 LibreOffice_project/60$Build-2</meta:generator>
    <dc:date>2024-06-12T21:14:48.753041751</dc:date>
    <meta:editing-duration>PT4M35S</meta:editing-duration>
    <meta:editing-cycles>19</meta:editing-cycles>
    <meta:document-statistic meta:table-count="1" meta:cell-count="172" meta:object-count="0"/>
  </office:meta>
</office:document-meta>
</file>